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9D0000004E4694B9373E9E1A5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officeooo:rsid="0016a5be" officeooo:paragraph-rsid="0016a5be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-1.998cm" svg:y="1cm" svg:width="29.312cm" svg:height="14.607cm" draw:z-index="0"><draw:image xlink:href="Pictures/10000001000009D0000004E4694B9373E9E1A512.png" xlink:type="simple" xlink:show="embed" xlink:actuate="onLoad" draw:mime-type="image/png"/></draw:frame>График зависимости температуры от времен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22:59:52.495000000</meta:creation-date>
    <dc:date>2024-03-25T23:09:01.668000000</dc:date>
    <meta:editing-duration>PT4M5S</meta:editing-duration>
    <meta:editing-cycles>1</meta:editing-cycles>
    <meta:document-statistic meta:table-count="0" meta:image-count="1" meta:object-count="0" meta:page-count="1" meta:paragraph-count="1" meta:word-count="5" meta:character-count="41" meta:non-whitespace-character-count="37"/>
    <meta:generator>LibreOffice/7.6.2.1$Windows_X86_64 LibreOffice_project/56f7684011345957bbf33a7ee678afaf4d2ba333</meta:generator>
  </office:meta>
</office:document-meta>
</file>